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>
      <style:paragraph-properties style:line-height-at-least="0.222in" fo:text-align="start" style:justify-single-word="false" style:text-autospace="none"/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P3" style:family="paragraph" style:parent-style-name="Standard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8" style:family="paragraph" style:parent-style-name="Standard">
      <style:paragraph-properties fo:margin-top="0in" fo:margin-bottom="0.0972in" style:line-height-at-least="0.278in" fo:text-align="start" style:justify-single-word="false" style:text-autospace="none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cetta and Cinnamon Waffles</text:p>
      <text:p text:style-name="P7"/>
      <text:p text:style-name="P5">Serves:</text:p>
      <text:p text:style-name="P4">4 to 6 servings</text:p>
      <text:p text:style-name="P3"/>
      <text:p text:style-name="P2">Ingredients</text:p>
      <text:p text:style-name="P9">1/2 cup chopped walnuts</text:p>
      <text:p text:style-name="P9">1 tablespoon vegetable oil, plus 1/3 cup, plus extra for greasing the waffle iron</text:p>
      <text:p text:style-name="P9">3 (4-ounce) slices pancetta, about 1/4-inch thick, diced into 1/4-inch pieces</text:p>
      <text:p text:style-name="P9">3 cups Belgian waffle mix (recommended: Krusteaz)</text:p>
      <text:p text:style-name="P10"><text:span text:style-name="T1">2 </text:span><text:a xlink:type="simple" xlink:href="http://www.foodterms.com/encyclopedia/eggs/index.html"><text:span text:style-name="T2">eggs</text:span></text:a></text:p>
      <text:p text:style-name="P9">1 1/2 cups water</text:p>
      <text:p text:style-name="P9">1 1/2 teaspoons ground cinnamon</text:p>
      <text:p text:style-name="P10"><text:span text:style-name="T1">1/2 teaspoon </text:span><text:a xlink:type="simple" xlink:href="http://www.foodterms.com/encyclopedia/salt/index.html"><text:span text:style-name="T2">kosher salt</text:span></text:a></text:p>
      <text:p text:style-name="P10"><text:span text:style-name="T1">1/2 cup </text:span><text:a xlink:type="simple" xlink:href="http://www.foodterms.com/encyclopedia/maple-syrup/index.html"><text:span text:style-name="T2">maple syrup</text:span></text:a></text:p>
      <text:p text:style-name="P9">Special Equipment: a Belgian or conventional waffle iron</text:p>
      <text:p text:style-name="P2">Directions</text:p>
      <text:p text:style-name="P6">Preheat the oven to 350 degrees F. Spread the walnuts in an even layer on a baking sheet. Bake for 10 to 12 minutes until toasted. Set aside to cool.</text:p>
      <text:p text:style-name="P8"><text:span text:style-name="T1">Preheat and lightly </text:span><text:a xlink:type="simple" xlink:href="http://www.foodterms.com/encyclopedia/grease/index.html"><text:span text:style-name="T2">grease</text:span></text:a><text:span text:style-name="T1"> a waffle iron.</text:span></text:p>
      <text:p text:style-name="P8"><text:span text:style-name="T1">Heat the oil in a medium skillet over medium-high heat. Add the pancetta and cook until brown and crispy, about 3 to 5 minutes. Transfer the </text:span><text:a xlink:type="simple" xlink:href="http://www.foodterms.com/encyclopedia/pancetta/index.html"><text:span text:style-name="T2">pancetta</text:span></text:a><text:span text:style-name="T1"> to a paper towel-lined baking sheet to cool.</text:span></text:p>
      <text:p text:style-name="P8"><text:span text:style-name="T1">In a large mixing bowl, combine waffle mix, eggs, vegetable oil, water, </text:span><text:a xlink:type="simple" xlink:href="http://www.foodterms.com/encyclopedia/cinnamon/index.html"><text:span text:style-name="T2">cinnamon</text:span></text:a><text:span text:style-name="T1">, and salt. Using a </text:span><text:a xlink:type="simple" xlink:href="http://www.foodterms.com/encyclopedia/whisk/index.html"><text:span text:style-name="T2">whisk</text:span></text:a><text:span text:style-name="T1">, </text:span><text:a xlink:type="simple" xlink:href="http://www.foodterms.com/encyclopedia/blend/index.html"><text:span text:style-name="T2">blend</text:span></text:a><text:span text:style-name="T1"> the ingredients together until smooth. Stir in the pancetta. Pour the </text:span><text:a xlink:type="simple" xlink:href="http://www.foodterms.com/encyclopedia/batter/index.html"><text:span text:style-name="T2">batter</text:span></text:a><text:span text:style-name="T1">, using the amount recommended by the waffle iron manufacturer's instructions, into the preheated waffle iron. Cook waffles for 3 to 4 minutes until golden brown.</text:span></text:p>
      <text:p text:style-name="P8"><text:span text:style-name="T1">Place waffles onto serving plates. Sprinkle with the chopped walnuts and </text:span><text:a xlink:type="simple" xlink:href="http://www.foodterms.com/encyclopedia/drizzle/index.html"><text:span text:style-name="T2">drizzle</text:span></text:a><text:span text:style-name="T1"> with maple syrup. Serve immediately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1T12:09:52</meta:creation-date>
    <meta:editing-duration>PT00H03M20S</meta:editing-duration>
    <meta:editing-cycles>2</meta:editing-cycles>
    <meta:generator>OpenOffice.org/3.2$Unix OpenOffice.org_project/320m18$Build-9502</meta:generator>
    <meta:initial-creator>Robert Houk</meta:initial-creator>
    <meta:document-statistic meta:table-count="0" meta:image-count="0" meta:object-count="0" meta:page-count="1" meta:paragraph-count="20" meta:word-count="219" meta:character-count="1305"/>
    <dc:date>2011-08-11T12:13:12</dc:date>
    <dc:creator>Robert Houk</dc:creator>
  </office:meta>
</office:document-meta>
</file>